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7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4cm" svg:height="9.005cm" svg:x="16.773cm" svg:y="0.478cm">
            <draw:object draw:notify-on-update-of-ranges="Sheet1.C1:Sheet1.C1 Sheet1.C2:Sheet1.C133 Sheet1.D1:Sheet1.D1 Sheet1.D2:Sheet1.D133 Sheet1.E1:Sheet1.E1 Sheet1.E2:Sheet1.E133 Sheet1.F1:Sheet1.F1 Sheet1.F2:Sheet1.F1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utation Rate</text:p>
          </table:table-cell>
          <table:table-cell office:value-type="string" calcext:value-type="string">
            <text:p>Mutation Rate x 100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Plateau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*10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3]*10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4.106" calcext:value-type="float">
            <text:p>14.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B4]*10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9.242" calcext:value-type="float">
            <text:p>9.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</text:p>
          </table:table-cell>
          <table:table-cell table:formula="of:=[.B5]*100" office:value-type="float" office:value="33.3333333333333" calcext:value-type="float">
            <text:p>33.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-110.674" calcext:value-type="float">
            <text:p>-110.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B6]*100"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26.79" calcext:value-type="float">
            <text:p>26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]*100"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32.514" calcext:value-type="float">
            <text:p>32.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B8]*100"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8.936" calcext:value-type="float">
            <text:p>8.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33333333</text:p>
          </table:table-cell>
          <table:table-cell table:formula="of:=[.B9]*100" office:value-type="float" office:value="33.3333333333333" calcext:value-type="float">
            <text:p>33.3333333333</text:p>
          </table:table-cell>
          <table:table-cell office:value-type="float" office:value="516" calcext:value-type="float">
            <text:p>516</text:p>
          </table:table-cell>
          <table:table-cell office:value-type="float" office:value="12.036" calcext:value-type="float">
            <text:p>12.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]*100" office:value-type="float" office:value="100" calcext:value-type="float">
            <text:p>100</text:p>
          </table:table-cell>
          <table:table-cell office:value-type="float" office:value="516" calcext:value-type="float">
            <text:p>51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B11]*100"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12.392" calcext:value-type="float">
            <text:p>12.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33333333</text:p>
          </table:table-cell>
          <table:table-cell table:formula="of:=[.B12]*100" office:value-type="float" office:value="33.3333333333333" calcext:value-type="float">
            <text:p>33.3333333333</text:p>
          </table:table-cell>
          <table:table-cell office:value-type="float" office:value="516" calcext:value-type="float">
            <text:p>516</text:p>
          </table:table-cell>
          <table:table-cell office:value-type="float" office:value="-2.904" calcext:value-type="float">
            <text:p>-2.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B13]*100"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18.74" calcext:value-type="float">
            <text:p>18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[.B14]*100" office:value-type="float" office:value="20" calcext:value-type="float">
            <text:p>20</text:p>
          </table:table-cell>
          <table:table-cell office:value-type="float" office:value="516" calcext:value-type="float">
            <text:p>516</text:p>
          </table:table-cell>
          <table:table-cell office:value-type="float" office:value="-303.766" calcext:value-type="float">
            <text:p>-303.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6666666666667" calcext:value-type="float">
            <text:p>0.1666666667</text:p>
          </table:table-cell>
          <table:table-cell table:formula="of:=[.B15]*100" office:value-type="float" office:value="16.6666666666667" calcext:value-type="float">
            <text:p>16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27.698" calcext:value-type="float">
            <text:p>27.6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6]*100"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36.572" calcext:value-type="float">
            <text:p>36.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B17]*100"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1.202" calcext:value-type="float">
            <text:p>1.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333333333333" calcext:value-type="float">
            <text:p>0.3333333333</text:p>
          </table:table-cell>
          <table:table-cell table:formula="of:=[.B18]*100" office:value-type="float" office:value="33.3333333333333" calcext:value-type="float">
            <text:p>33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0.856" calcext:value-type="float">
            <text:p>0.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table:formula="of:=[.B19]*100"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-7.718" calcext:value-type="float">
            <text:p>-7.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formula="of:=[.B20]*100"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27.658" calcext:value-type="float">
            <text:p>27.6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6666666666667" calcext:value-type="float">
            <text:p>0.1666666667</text:p>
          </table:table-cell>
          <table:table-cell table:formula="of:=[.B21]*100" office:value-type="float" office:value="16.6666666666667" calcext:value-type="float">
            <text:p>16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42.186" calcext:value-type="float">
            <text:p>42.1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2857142857143" calcext:value-type="float">
            <text:p>0.1428571429</text:p>
          </table:table-cell>
          <table:table-cell table:formula="of:=[.B22]*100" office:value-type="float" office:value="14.2857142857143" calcext:value-type="float">
            <text:p>14.2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32.242" calcext:value-type="float">
            <text:p>32.2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table:formula="of:=[.B23]*100" office:value-type="float" office:value="12.5" calcext:value-type="float">
            <text:p>12.5</text:p>
          </table:table-cell>
          <table:table-cell office:value-type="float" office:value="550" calcext:value-type="float">
            <text:p>550</text:p>
          </table:table-cell>
          <table:table-cell office:value-type="float" office:value="50.622" calcext:value-type="float">
            <text:p>50.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1111111111111" calcext:value-type="float">
            <text:p>0.1111111111</text:p>
          </table:table-cell>
          <table:table-cell table:formula="of:=[.B24]*100" office:value-type="float" office:value="11.1111111111111" calcext:value-type="float">
            <text:p>11.1111111111</text:p>
          </table:table-cell>
          <table:table-cell office:value-type="float" office:value="550" calcext:value-type="float">
            <text:p>550</text:p>
          </table:table-cell>
          <table:table-cell office:value-type="float" office:value="59.662" calcext:value-type="float">
            <text:p>59.6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[.B25]*100"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float" office:value="86.566" calcext:value-type="float">
            <text:p>86.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09090909090909" calcext:value-type="float">
            <text:p>0.0909090909</text:p>
          </table:table-cell>
          <table:table-cell table:formula="of:=[.B26]*100" office:value-type="float" office:value="9.09090909090909" calcext:value-type="float">
            <text:p>9.0909090909</text:p>
          </table:table-cell>
          <table:table-cell office:value-type="float" office:value="550" calcext:value-type="float">
            <text:p>550</text:p>
          </table:table-cell>
          <table:table-cell office:value-type="float" office:value="106.64" calcext:value-type="float">
            <text:p>106.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33333333333333" calcext:value-type="float">
            <text:p>0.0833333333</text:p>
          </table:table-cell>
          <table:table-cell table:formula="of:=[.B27]*100" office:value-type="float" office:value="8.33333333333333" calcext:value-type="float">
            <text:p>8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114.162" calcext:value-type="float">
            <text:p>114.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69230769230769" calcext:value-type="float">
            <text:p>0.0769230769</text:p>
          </table:table-cell>
          <table:table-cell table:formula="of:=[.B28]*100" office:value-type="float" office:value="7.69230769230769" calcext:value-type="float">
            <text:p>7.6923076923</text:p>
          </table:table-cell>
          <table:table-cell office:value-type="float" office:value="550" calcext:value-type="float">
            <text:p>550</text:p>
          </table:table-cell>
          <table:table-cell office:value-type="float" office:value="148.076" calcext:value-type="float">
            <text:p>148.0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14285714285714" calcext:value-type="float">
            <text:p>0.0714285714</text:p>
          </table:table-cell>
          <table:table-cell table:formula="of:=[.B29]*100" office:value-type="float" office:value="7.14285714285714" calcext:value-type="float">
            <text:p>7.1428571429</text:p>
          </table:table-cell>
          <table:table-cell office:value-type="float" office:value="550" calcext:value-type="float">
            <text:p>550</text:p>
          </table:table-cell>
          <table:table-cell office:value-type="float" office:value="163.86" calcext:value-type="float">
            <text:p>163.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66666666666667" calcext:value-type="float">
            <text:p>0.0666666667</text:p>
          </table:table-cell>
          <table:table-cell table:formula="of:=[.B30]*100" office:value-type="float" office:value="6.66666666666667" calcext:value-type="float">
            <text:p>6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230.3" calcext:value-type="float">
            <text:p>230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25" calcext:value-type="float">
            <text:p>0.0625</text:p>
          </table:table-cell>
          <table:table-cell table:formula="of:=[.B31]*100" office:value-type="float" office:value="6.25" calcext:value-type="float">
            <text:p>6.25</text:p>
          </table:table-cell>
          <table:table-cell office:value-type="float" office:value="550" calcext:value-type="float">
            <text:p>550</text:p>
          </table:table-cell>
          <table:table-cell office:value-type="float" office:value="205.674" calcext:value-type="float">
            <text:p>205.6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88235294117647" calcext:value-type="float">
            <text:p>0.0588235294</text:p>
          </table:table-cell>
          <table:table-cell table:formula="of:=[.B32]*100" office:value-type="float" office:value="5.88235294117647" calcext:value-type="float">
            <text:p>5.8823529412</text:p>
          </table:table-cell>
          <table:table-cell office:value-type="float" office:value="550" calcext:value-type="float">
            <text:p>550</text:p>
          </table:table-cell>
          <table:table-cell office:value-type="float" office:value="308.508" calcext:value-type="float">
            <text:p>308.5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55555555555556" calcext:value-type="float">
            <text:p>0.0555555556</text:p>
          </table:table-cell>
          <table:table-cell table:formula="of:=[.B33]*100" office:value-type="float" office:value="5.55555555555556" calcext:value-type="float">
            <text:p>5.5555555556</text:p>
          </table:table-cell>
          <table:table-cell office:value-type="float" office:value="550" calcext:value-type="float">
            <text:p>550</text:p>
          </table:table-cell>
          <table:table-cell office:value-type="float" office:value="191.844" calcext:value-type="float">
            <text:p>191.8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26315789473684" calcext:value-type="float">
            <text:p>0.0526315789</text:p>
          </table:table-cell>
          <table:table-cell table:formula="of:=[.B34]*100" office:value-type="float" office:value="5.26315789473684" calcext:value-type="float">
            <text:p>5.2631578947</text:p>
          </table:table-cell>
          <table:table-cell office:value-type="float" office:value="550" calcext:value-type="float">
            <text:p>550</text:p>
          </table:table-cell>
          <table:table-cell office:value-type="float" office:value="380.608" calcext:value-type="float">
            <text:p>380.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table:formula="of:=[.B35]*100"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92.658" calcext:value-type="float">
            <text:p>392.6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76190476190476" calcext:value-type="float">
            <text:p>0.0476190476</text:p>
          </table:table-cell>
          <table:table-cell table:formula="of:=[.B36]*100" office:value-type="float" office:value="4.76190476190476" calcext:value-type="float">
            <text:p>4.7619047619</text:p>
          </table:table-cell>
          <table:table-cell office:value-type="float" office:value="550" calcext:value-type="float">
            <text:p>550</text:p>
          </table:table-cell>
          <table:table-cell office:value-type="float" office:value="392.356" calcext:value-type="float">
            <text:p>392.3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54545454545455" calcext:value-type="float">
            <text:p>0.0454545455</text:p>
          </table:table-cell>
          <table:table-cell table:formula="of:=[.B37]*100" office:value-type="float" office:value="4.54545454545455" calcext:value-type="float">
            <text:p>4.5454545455</text:p>
          </table:table-cell>
          <table:table-cell office:value-type="float" office:value="550" calcext:value-type="float">
            <text:p>550</text:p>
          </table:table-cell>
          <table:table-cell office:value-type="float" office:value="397.878" calcext:value-type="float">
            <text:p>397.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34782608695652" calcext:value-type="float">
            <text:p>0.0434782609</text:p>
          </table:table-cell>
          <table:table-cell table:formula="of:=[.B38]*100" office:value-type="float" office:value="4.34782608695652" calcext:value-type="float">
            <text:p>4.347826087</text:p>
          </table:table-cell>
          <table:table-cell office:value-type="float" office:value="550" calcext:value-type="float">
            <text:p>550</text:p>
          </table:table-cell>
          <table:table-cell office:value-type="float" office:value="404.982" calcext:value-type="float">
            <text:p>404.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16666666666667" calcext:value-type="float">
            <text:p>0.0416666667</text:p>
          </table:table-cell>
          <table:table-cell table:formula="of:=[.B39]*100" office:value-type="float" office:value="4.16666666666667" calcext:value-type="float">
            <text:p>4.1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416.682" calcext:value-type="float">
            <text:p>416.6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table:formula="of:=[.B40]*100"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428.182" calcext:value-type="float">
            <text:p>428.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84615384615385" calcext:value-type="float">
            <text:p>0.0384615385</text:p>
          </table:table-cell>
          <table:table-cell table:formula="of:=[.B41]*100" office:value-type="float" office:value="3.84615384615385" calcext:value-type="float">
            <text:p>3.8461538462</text:p>
          </table:table-cell>
          <table:table-cell office:value-type="float" office:value="550" calcext:value-type="float">
            <text:p>550</text:p>
          </table:table-cell>
          <table:table-cell office:value-type="float" office:value="424.626" calcext:value-type="float">
            <text:p>424.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7037037037037" calcext:value-type="float">
            <text:p>0.037037037</text:p>
          </table:table-cell>
          <table:table-cell table:formula="of:=[.B42]*100" office:value-type="float" office:value="3.7037037037037" calcext:value-type="float">
            <text:p>3.7037037037</text:p>
          </table:table-cell>
          <table:table-cell office:value-type="float" office:value="550" calcext:value-type="float">
            <text:p>550</text:p>
          </table:table-cell>
          <table:table-cell office:value-type="float" office:value="446.184" calcext:value-type="float">
            <text:p>446.1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57142857142857" calcext:value-type="float">
            <text:p>0.0357142857</text:p>
          </table:table-cell>
          <table:table-cell table:formula="of:=[.B43]*100" office:value-type="float" office:value="3.57142857142857" calcext:value-type="float">
            <text:p>3.5714285714</text:p>
          </table:table-cell>
          <table:table-cell office:value-type="float" office:value="550" calcext:value-type="float">
            <text:p>550</text:p>
          </table:table-cell>
          <table:table-cell office:value-type="float" office:value="404.188" calcext:value-type="float">
            <text:p>404.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44827586206897" calcext:value-type="float">
            <text:p>0.0344827586</text:p>
          </table:table-cell>
          <table:table-cell table:formula="of:=[.B44]*100" office:value-type="float" office:value="3.44827586206897" calcext:value-type="float">
            <text:p>3.4482758621</text:p>
          </table:table-cell>
          <table:table-cell office:value-type="float" office:value="550" calcext:value-type="float">
            <text:p>550</text:p>
          </table:table-cell>
          <table:table-cell office:value-type="float" office:value="424.466" calcext:value-type="float">
            <text:p>424.4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33333333333333" calcext:value-type="float">
            <text:p>0.0333333333</text:p>
          </table:table-cell>
          <table:table-cell table:formula="of:=[.B45]*100" office:value-type="float" office:value="3.33333333333333" calcext:value-type="float">
            <text:p>3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450.002" calcext:value-type="float">
            <text:p>450.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2258064516129" calcext:value-type="float">
            <text:p>0.0322580645</text:p>
          </table:table-cell>
          <table:table-cell table:formula="of:=[.B46]*100" office:value-type="float" office:value="3.2258064516129" calcext:value-type="float">
            <text:p>3.2258064516</text:p>
          </table:table-cell>
          <table:table-cell office:value-type="float" office:value="550" calcext:value-type="float">
            <text:p>550</text:p>
          </table:table-cell>
          <table:table-cell office:value-type="float" office:value="464.74" calcext:value-type="float">
            <text:p>464.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25" calcext:value-type="float">
            <text:p>0.03125</text:p>
          </table:table-cell>
          <table:table-cell table:formula="of:=[.B47]*100" office:value-type="float" office:value="3.125" calcext:value-type="float">
            <text:p>3.125</text:p>
          </table:table-cell>
          <table:table-cell office:value-type="float" office:value="550" calcext:value-type="float">
            <text:p>550</text:p>
          </table:table-cell>
          <table:table-cell office:value-type="float" office:value="456.122" calcext:value-type="float">
            <text:p>456.1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03030303030303" calcext:value-type="float">
            <text:p>0.0303030303</text:p>
          </table:table-cell>
          <table:table-cell table:formula="of:=[.B48]*100" office:value-type="float" office:value="3.03030303030303" calcext:value-type="float">
            <text:p>3.0303030303</text:p>
          </table:table-cell>
          <table:table-cell office:value-type="float" office:value="550" calcext:value-type="float">
            <text:p>550</text:p>
          </table:table-cell>
          <table:table-cell office:value-type="float" office:value="474.174" calcext:value-type="float">
            <text:p>474.1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94117647058824" calcext:value-type="float">
            <text:p>0.0294117647</text:p>
          </table:table-cell>
          <table:table-cell table:formula="of:=[.B49]*100" office:value-type="float" office:value="2.94117647058824" calcext:value-type="float">
            <text:p>2.9411764706</text:p>
          </table:table-cell>
          <table:table-cell office:value-type="float" office:value="550" calcext:value-type="float">
            <text:p>550</text:p>
          </table:table-cell>
          <table:table-cell office:value-type="float" office:value="476.466" calcext:value-type="float">
            <text:p>476.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85714285714286" calcext:value-type="float">
            <text:p>0.0285714286</text:p>
          </table:table-cell>
          <table:table-cell table:formula="of:=[.B50]*100" office:value-type="float" office:value="2.85714285714286" calcext:value-type="float">
            <text:p>2.8571428571</text:p>
          </table:table-cell>
          <table:table-cell office:value-type="float" office:value="550" calcext:value-type="float">
            <text:p>550</text:p>
          </table:table-cell>
          <table:table-cell office:value-type="float" office:value="477.764" calcext:value-type="float">
            <text:p>477.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77777777777778" calcext:value-type="float">
            <text:p>0.0277777778</text:p>
          </table:table-cell>
          <table:table-cell table:formula="of:=[.B51]*100" office:value-type="float" office:value="2.77777777777778" calcext:value-type="float">
            <text:p>2.7777777778</text:p>
          </table:table-cell>
          <table:table-cell office:value-type="float" office:value="550" calcext:value-type="float">
            <text:p>550</text:p>
          </table:table-cell>
          <table:table-cell office:value-type="float" office:value="490.368" calcext:value-type="float">
            <text:p>490.3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27027027027" calcext:value-type="float">
            <text:p>0.027027027</text:p>
          </table:table-cell>
          <table:table-cell table:formula="of:=[.B52]*100" office:value-type="float" office:value="2.7027027027027" calcext:value-type="float">
            <text:p>2.7027027027</text:p>
          </table:table-cell>
          <table:table-cell office:value-type="float" office:value="550" calcext:value-type="float">
            <text:p>550</text:p>
          </table:table-cell>
          <table:table-cell office:value-type="float" office:value="346.25" calcext:value-type="float">
            <text:p>346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63157894736842" calcext:value-type="float">
            <text:p>0.0263157895</text:p>
          </table:table-cell>
          <table:table-cell table:formula="of:=[.B53]*100" office:value-type="float" office:value="2.63157894736842" calcext:value-type="float">
            <text:p>2.6315789474</text:p>
          </table:table-cell>
          <table:table-cell office:value-type="float" office:value="550" calcext:value-type="float">
            <text:p>550</text:p>
          </table:table-cell>
          <table:table-cell office:value-type="float" office:value="451.466" calcext:value-type="float">
            <text:p>451.4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56410256410256" calcext:value-type="float">
            <text:p>0.0256410256</text:p>
          </table:table-cell>
          <table:table-cell table:formula="of:=[.B54]*100" office:value-type="float" office:value="2.56410256410256" calcext:value-type="float">
            <text:p>2.5641025641</text:p>
          </table:table-cell>
          <table:table-cell office:value-type="float" office:value="550" calcext:value-type="float">
            <text:p>550</text:p>
          </table:table-cell>
          <table:table-cell office:value-type="float" office:value="435.412" calcext:value-type="float">
            <text:p>435.4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5" calcext:value-type="float">
            <text:p>0.025</text:p>
          </table:table-cell>
          <table:table-cell table:formula="of:=[.B55]*100" office:value-type="float" office:value="2.5" calcext:value-type="float">
            <text:p>2.5</text:p>
          </table:table-cell>
          <table:table-cell office:value-type="float" office:value="550" calcext:value-type="float">
            <text:p>550</text:p>
          </table:table-cell>
          <table:table-cell office:value-type="float" office:value="474.302" calcext:value-type="float">
            <text:p>474.3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4390243902439" calcext:value-type="float">
            <text:p>0.0243902439</text:p>
          </table:table-cell>
          <table:table-cell table:formula="of:=[.B56]*100" office:value-type="float" office:value="2.4390243902439" calcext:value-type="float">
            <text:p>2.4390243902</text:p>
          </table:table-cell>
          <table:table-cell office:value-type="float" office:value="550" calcext:value-type="float">
            <text:p>550</text:p>
          </table:table-cell>
          <table:table-cell office:value-type="float" office:value="485.296" calcext:value-type="float">
            <text:p>485.2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38095238095238" calcext:value-type="float">
            <text:p>0.0238095238</text:p>
          </table:table-cell>
          <table:table-cell table:formula="of:=[.B57]*100" office:value-type="float" office:value="2.38095238095238" calcext:value-type="float">
            <text:p>2.380952381</text:p>
          </table:table-cell>
          <table:table-cell office:value-type="float" office:value="550" calcext:value-type="float">
            <text:p>550</text:p>
          </table:table-cell>
          <table:table-cell office:value-type="float" office:value="463.938" calcext:value-type="float">
            <text:p>463.9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32558139534884" calcext:value-type="float">
            <text:p>0.023255814</text:p>
          </table:table-cell>
          <table:table-cell table:formula="of:=[.B58]*100" office:value-type="float" office:value="2.32558139534884" calcext:value-type="float">
            <text:p>2.3255813953</text:p>
          </table:table-cell>
          <table:table-cell office:value-type="float" office:value="550" calcext:value-type="float">
            <text:p>550</text:p>
          </table:table-cell>
          <table:table-cell office:value-type="float" office:value="499.464" calcext:value-type="float">
            <text:p>499.4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27272727272727" calcext:value-type="float">
            <text:p>0.0227272727</text:p>
          </table:table-cell>
          <table:table-cell table:formula="of:=[.B59]*100" office:value-type="float" office:value="2.27272727272727" calcext:value-type="float">
            <text:p>2.2727272727</text:p>
          </table:table-cell>
          <table:table-cell office:value-type="float" office:value="550" calcext:value-type="float">
            <text:p>550</text:p>
          </table:table-cell>
          <table:table-cell office:value-type="float" office:value="472.518" calcext:value-type="float">
            <text:p>472.5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22222222222222" calcext:value-type="float">
            <text:p>0.0222222222</text:p>
          </table:table-cell>
          <table:table-cell table:formula="of:=[.B60]*100" office:value-type="float" office:value="2.22222222222222" calcext:value-type="float">
            <text:p>2.2222222222</text:p>
          </table:table-cell>
          <table:table-cell office:value-type="float" office:value="550" calcext:value-type="float">
            <text:p>550</text:p>
          </table:table-cell>
          <table:table-cell office:value-type="float" office:value="475.078" calcext:value-type="float">
            <text:p>475.0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17391304347826" calcext:value-type="float">
            <text:p>0.0217391304</text:p>
          </table:table-cell>
          <table:table-cell table:formula="of:=[.B61]*100" office:value-type="float" office:value="2.17391304347826" calcext:value-type="float">
            <text:p>2.1739130435</text:p>
          </table:table-cell>
          <table:table-cell office:value-type="float" office:value="550" calcext:value-type="float">
            <text:p>550</text:p>
          </table:table-cell>
          <table:table-cell office:value-type="float" office:value="489.514" calcext:value-type="float">
            <text:p>489.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2765957446808" calcext:value-type="float">
            <text:p>0.0212765957</text:p>
          </table:table-cell>
          <table:table-cell table:formula="of:=[.B62]*100" office:value-type="float" office:value="2.12765957446808" calcext:value-type="float">
            <text:p>2.1276595745</text:p>
          </table:table-cell>
          <table:table-cell office:value-type="float" office:value="550" calcext:value-type="float">
            <text:p>550</text:p>
          </table:table-cell>
          <table:table-cell office:value-type="float" office:value="485.908" calcext:value-type="float">
            <text:p>485.9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08333333333333" calcext:value-type="float">
            <text:p>0.0208333333</text:p>
          </table:table-cell>
          <table:table-cell table:formula="of:=[.B63]*100" office:value-type="float" office:value="2.08333333333333" calcext:value-type="float">
            <text:p>2.08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482.228" calcext:value-type="float">
            <text:p>482.2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4081632653061" calcext:value-type="float">
            <text:p>0.0204081633</text:p>
          </table:table-cell>
          <table:table-cell table:formula="of:=[.B64]*100" office:value-type="float" office:value="2.04081632653061" calcext:value-type="float">
            <text:p>2.0408163265</text:p>
          </table:table-cell>
          <table:table-cell office:value-type="float" office:value="550" calcext:value-type="float">
            <text:p>550</text:p>
          </table:table-cell>
          <table:table-cell office:value-type="float" office:value="496.068" calcext:value-type="float">
            <text:p>496.0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" calcext:value-type="float">
            <text:p>0.02</text:p>
          </table:table-cell>
          <table:table-cell table:formula="of:=[.B65]*100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09.822" calcext:value-type="float">
            <text:p>509.8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96078431372549" calcext:value-type="float">
            <text:p>0.0196078431</text:p>
          </table:table-cell>
          <table:table-cell table:formula="of:=[.B66]*100" office:value-type="float" office:value="1.96078431372549" calcext:value-type="float">
            <text:p>1.9607843137</text:p>
          </table:table-cell>
          <table:table-cell office:value-type="float" office:value="550" calcext:value-type="float">
            <text:p>550</text:p>
          </table:table-cell>
          <table:table-cell office:value-type="float" office:value="503.79" calcext:value-type="float">
            <text:p>503.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92307692307692" calcext:value-type="float">
            <text:p>0.0192307692</text:p>
          </table:table-cell>
          <table:table-cell table:formula="of:=[.B67]*100" office:value-type="float" office:value="1.92307692307692" calcext:value-type="float">
            <text:p>1.9230769231</text:p>
          </table:table-cell>
          <table:table-cell office:value-type="float" office:value="550" calcext:value-type="float">
            <text:p>550</text:p>
          </table:table-cell>
          <table:table-cell office:value-type="float" office:value="496.558" calcext:value-type="float">
            <text:p>496.5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8679245283019" calcext:value-type="float">
            <text:p>0.0188679245</text:p>
          </table:table-cell>
          <table:table-cell table:formula="of:=[.B68]*100" office:value-type="float" office:value="1.88679245283019" calcext:value-type="float">
            <text:p>1.8867924528</text:p>
          </table:table-cell>
          <table:table-cell office:value-type="float" office:value="550" calcext:value-type="float">
            <text:p>550</text:p>
          </table:table-cell>
          <table:table-cell office:value-type="float" office:value="501.854" calcext:value-type="float">
            <text:p>501.8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85185185185185" calcext:value-type="float">
            <text:p>0.0185185185</text:p>
          </table:table-cell>
          <table:table-cell table:formula="of:=[.B69]*100" office:value-type="float" office:value="1.85185185185185" calcext:value-type="float">
            <text:p>1.8518518519</text:p>
          </table:table-cell>
          <table:table-cell office:value-type="float" office:value="550" calcext:value-type="float">
            <text:p>550</text:p>
          </table:table-cell>
          <table:table-cell office:value-type="float" office:value="485.846" calcext:value-type="float">
            <text:p>485.8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1818181818182" calcext:value-type="float">
            <text:p>0.0181818182</text:p>
          </table:table-cell>
          <table:table-cell table:formula="of:=[.B70]*100" office:value-type="float" office:value="1.81818181818182" calcext:value-type="float">
            <text:p>1.8181818182</text:p>
          </table:table-cell>
          <table:table-cell office:value-type="float" office:value="550" calcext:value-type="float">
            <text:p>550</text:p>
          </table:table-cell>
          <table:table-cell office:value-type="float" office:value="511.54" calcext:value-type="float">
            <text:p>511.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8571428571429" calcext:value-type="float">
            <text:p>0.0178571429</text:p>
          </table:table-cell>
          <table:table-cell table:formula="of:=[.B71]*100" office:value-type="float" office:value="1.78571428571429" calcext:value-type="float">
            <text:p>1.7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504.882" calcext:value-type="float">
            <text:p>504.8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5438596491228" calcext:value-type="float">
            <text:p>0.0175438596</text:p>
          </table:table-cell>
          <table:table-cell table:formula="of:=[.B72]*100" office:value-type="float" office:value="1.75438596491228" calcext:value-type="float">
            <text:p>1.7543859649</text:p>
          </table:table-cell>
          <table:table-cell office:value-type="float" office:value="550" calcext:value-type="float">
            <text:p>550</text:p>
          </table:table-cell>
          <table:table-cell office:value-type="float" office:value="510.842" calcext:value-type="float">
            <text:p>510.8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2413793103448" calcext:value-type="float">
            <text:p>0.0172413793</text:p>
          </table:table-cell>
          <table:table-cell table:formula="of:=[.B73]*100" office:value-type="float" office:value="1.72413793103448" calcext:value-type="float">
            <text:p>1.724137931</text:p>
          </table:table-cell>
          <table:table-cell office:value-type="float" office:value="550" calcext:value-type="float">
            <text:p>550</text:p>
          </table:table-cell>
          <table:table-cell office:value-type="float" office:value="508.362" calcext:value-type="float">
            <text:p>508.3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69491525423729" calcext:value-type="float">
            <text:p>0.0169491525</text:p>
          </table:table-cell>
          <table:table-cell table:formula="of:=[.B74]*100" office:value-type="float" office:value="1.69491525423729" calcext:value-type="float">
            <text:p>1.6949152542</text:p>
          </table:table-cell>
          <table:table-cell office:value-type="float" office:value="550" calcext:value-type="float">
            <text:p>550</text:p>
          </table:table-cell>
          <table:table-cell office:value-type="float" office:value="498.712" calcext:value-type="float">
            <text:p>498.7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66666666666667" calcext:value-type="float">
            <text:p>0.0166666667</text:p>
          </table:table-cell>
          <table:table-cell table:formula="of:=[.B75]*100" office:value-type="float" office:value="1.66666666666667" calcext:value-type="float">
            <text:p>1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513.206" calcext:value-type="float">
            <text:p>513.2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63934426229508" calcext:value-type="float">
            <text:p>0.0163934426</text:p>
          </table:table-cell>
          <table:table-cell table:formula="of:=[.B76]*100" office:value-type="float" office:value="1.63934426229508" calcext:value-type="float">
            <text:p>1.6393442623</text:p>
          </table:table-cell>
          <table:table-cell office:value-type="float" office:value="550" calcext:value-type="float">
            <text:p>550</text:p>
          </table:table-cell>
          <table:table-cell office:value-type="float" office:value="509.35" calcext:value-type="float">
            <text:p>509.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61290322580645" calcext:value-type="float">
            <text:p>0.0161290323</text:p>
          </table:table-cell>
          <table:table-cell table:formula="of:=[.B77]*100" office:value-type="float" office:value="1.61290322580645" calcext:value-type="float">
            <text:p>1.6129032258</text:p>
          </table:table-cell>
          <table:table-cell office:value-type="float" office:value="550" calcext:value-type="float">
            <text:p>550</text:p>
          </table:table-cell>
          <table:table-cell office:value-type="float" office:value="511.156" calcext:value-type="float">
            <text:p>511.1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58730158730159" calcext:value-type="float">
            <text:p>0.0158730159</text:p>
          </table:table-cell>
          <table:table-cell table:formula="of:=[.B78]*100" office:value-type="float" office:value="1.58730158730159" calcext:value-type="float">
            <text:p>1.5873015873</text:p>
          </table:table-cell>
          <table:table-cell office:value-type="float" office:value="550" calcext:value-type="float">
            <text:p>550</text:p>
          </table:table-cell>
          <table:table-cell office:value-type="float" office:value="496.98" calcext:value-type="float">
            <text:p>496.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5625" calcext:value-type="float">
            <text:p>0.015625</text:p>
          </table:table-cell>
          <table:table-cell table:formula="of:=[.B79]*100" office:value-type="float" office:value="1.5625" calcext:value-type="float">
            <text:p>1.5625</text:p>
          </table:table-cell>
          <table:table-cell office:value-type="float" office:value="550" calcext:value-type="float">
            <text:p>550</text:p>
          </table:table-cell>
          <table:table-cell office:value-type="float" office:value="512.704" calcext:value-type="float">
            <text:p>512.7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53846153846154" calcext:value-type="float">
            <text:p>0.0153846154</text:p>
          </table:table-cell>
          <table:table-cell table:formula="of:=[.B80]*100" office:value-type="float" office:value="1.53846153846154" calcext:value-type="float">
            <text:p>1.5384615385</text:p>
          </table:table-cell>
          <table:table-cell office:value-type="float" office:value="550" calcext:value-type="float">
            <text:p>550</text:p>
          </table:table-cell>
          <table:table-cell office:value-type="float" office:value="475.202" calcext:value-type="float">
            <text:p>475.2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51515151515152" calcext:value-type="float">
            <text:p>0.0151515152</text:p>
          </table:table-cell>
          <table:table-cell table:formula="of:=[.B81]*100" office:value-type="float" office:value="1.51515151515152" calcext:value-type="float">
            <text:p>1.5151515152</text:p>
          </table:table-cell>
          <table:table-cell office:value-type="float" office:value="550" calcext:value-type="float">
            <text:p>550</text:p>
          </table:table-cell>
          <table:table-cell office:value-type="float" office:value="507.376" calcext:value-type="float">
            <text:p>507.3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9253731343284" calcext:value-type="float">
            <text:p>0.0149253731</text:p>
          </table:table-cell>
          <table:table-cell table:formula="of:=[.B82]*100" office:value-type="float" office:value="1.49253731343284" calcext:value-type="float">
            <text:p>1.4925373134</text:p>
          </table:table-cell>
          <table:table-cell office:value-type="float" office:value="550" calcext:value-type="float">
            <text:p>550</text:p>
          </table:table-cell>
          <table:table-cell office:value-type="float" office:value="510.738" calcext:value-type="float">
            <text:p>510.7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47058823529412" calcext:value-type="float">
            <text:p>0.0147058824</text:p>
          </table:table-cell>
          <table:table-cell table:formula="of:=[.B83]*100" office:value-type="float" office:value="1.47058823529412" calcext:value-type="float">
            <text:p>1.4705882353</text:p>
          </table:table-cell>
          <table:table-cell office:value-type="float" office:value="550" calcext:value-type="float">
            <text:p>550</text:p>
          </table:table-cell>
          <table:table-cell office:value-type="float" office:value="513.568" calcext:value-type="float">
            <text:p>513.5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44927536231884" calcext:value-type="float">
            <text:p>0.0144927536</text:p>
          </table:table-cell>
          <table:table-cell table:formula="of:=[.B84]*100" office:value-type="float" office:value="1.44927536231884" calcext:value-type="float">
            <text:p>1.4492753623</text:p>
          </table:table-cell>
          <table:table-cell office:value-type="float" office:value="550" calcext:value-type="float">
            <text:p>550</text:p>
          </table:table-cell>
          <table:table-cell office:value-type="float" office:value="509.772" calcext:value-type="float">
            <text:p>509.7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42857142857143" calcext:value-type="float">
            <text:p>0.0142857143</text:p>
          </table:table-cell>
          <table:table-cell table:formula="of:=[.B85]*100" office:value-type="float" office:value="1.42857142857143" calcext:value-type="float">
            <text:p>1.4285714286</text:p>
          </table:table-cell>
          <table:table-cell office:value-type="float" office:value="550" calcext:value-type="float">
            <text:p>550</text:p>
          </table:table-cell>
          <table:table-cell office:value-type="float" office:value="410.582" calcext:value-type="float">
            <text:p>410.5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40845070422535" calcext:value-type="float">
            <text:p>0.014084507</text:p>
          </table:table-cell>
          <table:table-cell table:formula="of:=[.B86]*100" office:value-type="float" office:value="1.40845070422535" calcext:value-type="float">
            <text:p>1.4084507042</text:p>
          </table:table-cell>
          <table:table-cell office:value-type="float" office:value="550" calcext:value-type="float">
            <text:p>550</text:p>
          </table:table-cell>
          <table:table-cell office:value-type="float" office:value="514.096" calcext:value-type="float">
            <text:p>514.09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38888888888889" calcext:value-type="float">
            <text:p>0.0138888889</text:p>
          </table:table-cell>
          <table:table-cell table:formula="of:=[.B87]*100" office:value-type="float" office:value="1.38888888888889" calcext:value-type="float">
            <text:p>1.3888888889</text:p>
          </table:table-cell>
          <table:table-cell office:value-type="float" office:value="550" calcext:value-type="float">
            <text:p>550</text:p>
          </table:table-cell>
          <table:table-cell office:value-type="float" office:value="523.644" calcext:value-type="float">
            <text:p>523.6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36986301369863" calcext:value-type="float">
            <text:p>0.0136986301</text:p>
          </table:table-cell>
          <table:table-cell table:formula="of:=[.B88]*100" office:value-type="float" office:value="1.36986301369863" calcext:value-type="float">
            <text:p>1.3698630137</text:p>
          </table:table-cell>
          <table:table-cell office:value-type="float" office:value="550" calcext:value-type="float">
            <text:p>550</text:p>
          </table:table-cell>
          <table:table-cell office:value-type="float" office:value="518.896" calcext:value-type="float">
            <text:p>518.89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35135135135135" calcext:value-type="float">
            <text:p>0.0135135135</text:p>
          </table:table-cell>
          <table:table-cell table:formula="of:=[.B89]*100" office:value-type="float" office:value="1.35135135135135" calcext:value-type="float">
            <text:p>1.3513513514</text:p>
          </table:table-cell>
          <table:table-cell office:value-type="float" office:value="550" calcext:value-type="float">
            <text:p>550</text:p>
          </table:table-cell>
          <table:table-cell office:value-type="float" office:value="351.738" calcext:value-type="float">
            <text:p>351.7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33333333333333" calcext:value-type="float">
            <text:p>0.0133333333</text:p>
          </table:table-cell>
          <table:table-cell table:formula="of:=[.B90]*100" office:value-type="float" office:value="1.33333333333333" calcext:value-type="float">
            <text:p>1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509.404" calcext:value-type="float">
            <text:p>509.4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31578947368421" calcext:value-type="float">
            <text:p>0.0131578947</text:p>
          </table:table-cell>
          <table:table-cell table:formula="of:=[.B91]*100" office:value-type="float" office:value="1.31578947368421" calcext:value-type="float">
            <text:p>1.3157894737</text:p>
          </table:table-cell>
          <table:table-cell office:value-type="float" office:value="550" calcext:value-type="float">
            <text:p>550</text:p>
          </table:table-cell>
          <table:table-cell office:value-type="float" office:value="512.558" calcext:value-type="float">
            <text:p>512.5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2987012987013" calcext:value-type="float">
            <text:p>0.012987013</text:p>
          </table:table-cell>
          <table:table-cell table:formula="of:=[.B92]*100" office:value-type="float" office:value="1.2987012987013" calcext:value-type="float">
            <text:p>1.2987012987</text:p>
          </table:table-cell>
          <table:table-cell office:value-type="float" office:value="550" calcext:value-type="float">
            <text:p>550</text:p>
          </table:table-cell>
          <table:table-cell office:value-type="float" office:value="510.372" calcext:value-type="float">
            <text:p>510.3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28205128205128" calcext:value-type="float">
            <text:p>0.0128205128</text:p>
          </table:table-cell>
          <table:table-cell table:formula="of:=[.B93]*100" office:value-type="float" office:value="1.28205128205128" calcext:value-type="float">
            <text:p>1.2820512821</text:p>
          </table:table-cell>
          <table:table-cell office:value-type="float" office:value="550" calcext:value-type="float">
            <text:p>550</text:p>
          </table:table-cell>
          <table:table-cell office:value-type="float" office:value="509.464" calcext:value-type="float">
            <text:p>509.4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26582278481013" calcext:value-type="float">
            <text:p>0.0126582278</text:p>
          </table:table-cell>
          <table:table-cell table:formula="of:=[.B94]*100" office:value-type="float" office:value="1.26582278481013" calcext:value-type="float">
            <text:p>1.2658227848</text:p>
          </table:table-cell>
          <table:table-cell office:value-type="float" office:value="550" calcext:value-type="float">
            <text:p>550</text:p>
          </table:table-cell>
          <table:table-cell office:value-type="float" office:value="517.606" calcext:value-type="float">
            <text:p>517.6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25" calcext:value-type="float">
            <text:p>0.0125</text:p>
          </table:table-cell>
          <table:table-cell table:formula="of:=[.B95]*100" office:value-type="float" office:value="1.25" calcext:value-type="float">
            <text:p>1.25</text:p>
          </table:table-cell>
          <table:table-cell office:value-type="float" office:value="550" calcext:value-type="float">
            <text:p>550</text:p>
          </table:table-cell>
          <table:table-cell office:value-type="float" office:value="504.748" calcext:value-type="float">
            <text:p>504.7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23456790123457" calcext:value-type="float">
            <text:p>0.012345679</text:p>
          </table:table-cell>
          <table:table-cell table:formula="of:=[.B96]*100" office:value-type="float" office:value="1.23456790123457" calcext:value-type="float">
            <text:p>1.2345679012</text:p>
          </table:table-cell>
          <table:table-cell office:value-type="float" office:value="550" calcext:value-type="float">
            <text:p>550</text:p>
          </table:table-cell>
          <table:table-cell office:value-type="float" office:value="518.916" calcext:value-type="float">
            <text:p>518.9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21951219512195" calcext:value-type="float">
            <text:p>0.012195122</text:p>
          </table:table-cell>
          <table:table-cell table:formula="of:=[.B97]*100" office:value-type="float" office:value="1.21951219512195" calcext:value-type="float">
            <text:p>1.2195121951</text:p>
          </table:table-cell>
          <table:table-cell office:value-type="float" office:value="550" calcext:value-type="float">
            <text:p>550</text:p>
          </table:table-cell>
          <table:table-cell office:value-type="float" office:value="518.772" calcext:value-type="float">
            <text:p>518.7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20481927710843" calcext:value-type="float">
            <text:p>0.0120481928</text:p>
          </table:table-cell>
          <table:table-cell table:formula="of:=[.B98]*100" office:value-type="float" office:value="1.20481927710843" calcext:value-type="float">
            <text:p>1.2048192771</text:p>
          </table:table-cell>
          <table:table-cell office:value-type="float" office:value="550" calcext:value-type="float">
            <text:p>550</text:p>
          </table:table-cell>
          <table:table-cell office:value-type="float" office:value="521.454" calcext:value-type="float">
            <text:p>521.4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19047619047619" calcext:value-type="float">
            <text:p>0.0119047619</text:p>
          </table:table-cell>
          <table:table-cell table:formula="of:=[.B99]*100" office:value-type="float" office:value="1.19047619047619" calcext:value-type="float">
            <text:p>1.1904761905</text:p>
          </table:table-cell>
          <table:table-cell office:value-type="float" office:value="550" calcext:value-type="float">
            <text:p>550</text:p>
          </table:table-cell>
          <table:table-cell office:value-type="float" office:value="520.662" calcext:value-type="float">
            <text:p>520.6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17647058823529" calcext:value-type="float">
            <text:p>0.0117647059</text:p>
          </table:table-cell>
          <table:table-cell table:formula="of:=[.B100]*100" office:value-type="float" office:value="1.17647058823529" calcext:value-type="float">
            <text:p>1.1764705882</text:p>
          </table:table-cell>
          <table:table-cell office:value-type="float" office:value="550" calcext:value-type="float">
            <text:p>550</text:p>
          </table:table-cell>
          <table:table-cell office:value-type="float" office:value="522.69" calcext:value-type="float">
            <text:p>522.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16279069767442" calcext:value-type="float">
            <text:p>0.011627907</text:p>
          </table:table-cell>
          <table:table-cell table:formula="of:=[.B101]*100" office:value-type="float" office:value="1.16279069767442" calcext:value-type="float">
            <text:p>1.1627906977</text:p>
          </table:table-cell>
          <table:table-cell office:value-type="float" office:value="550" calcext:value-type="float">
            <text:p>550</text:p>
          </table:table-cell>
          <table:table-cell office:value-type="float" office:value="493.776" calcext:value-type="float">
            <text:p>493.7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4942528735632" calcext:value-type="float">
            <text:p>0.0114942529</text:p>
          </table:table-cell>
          <table:table-cell table:formula="of:=[.B102]*100" office:value-type="float" office:value="1.14942528735632" calcext:value-type="float">
            <text:p>1.1494252874</text:p>
          </table:table-cell>
          <table:table-cell office:value-type="float" office:value="550" calcext:value-type="float">
            <text:p>550</text:p>
          </table:table-cell>
          <table:table-cell office:value-type="float" office:value="521.21" calcext:value-type="float">
            <text:p>521.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13636363636364" calcext:value-type="float">
            <text:p>0.0113636364</text:p>
          </table:table-cell>
          <table:table-cell table:formula="of:=[.B103]*100" office:value-type="float" office:value="1.13636363636364" calcext:value-type="float">
            <text:p>1.1363636364</text:p>
          </table:table-cell>
          <table:table-cell office:value-type="float" office:value="550" calcext:value-type="float">
            <text:p>550</text:p>
          </table:table-cell>
          <table:table-cell office:value-type="float" office:value="522.68" calcext:value-type="float">
            <text:p>522.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12359550561798" calcext:value-type="float">
            <text:p>0.0112359551</text:p>
          </table:table-cell>
          <table:table-cell table:formula="of:=[.B104]*100" office:value-type="float" office:value="1.12359550561798" calcext:value-type="float">
            <text:p>1.1235955056</text:p>
          </table:table-cell>
          <table:table-cell office:value-type="float" office:value="550" calcext:value-type="float">
            <text:p>550</text:p>
          </table:table-cell>
          <table:table-cell office:value-type="float" office:value="526.246" calcext:value-type="float">
            <text:p>526.2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11111111111111" calcext:value-type="float">
            <text:p>0.0111111111</text:p>
          </table:table-cell>
          <table:table-cell table:formula="of:=[.B105]*100" office:value-type="float" office:value="1.11111111111111" calcext:value-type="float">
            <text:p>1.1111111111</text:p>
          </table:table-cell>
          <table:table-cell office:value-type="float" office:value="550" calcext:value-type="float">
            <text:p>550</text:p>
          </table:table-cell>
          <table:table-cell office:value-type="float" office:value="519.642" calcext:value-type="float">
            <text:p>519.6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0989010989011" calcext:value-type="float">
            <text:p>0.010989011</text:p>
          </table:table-cell>
          <table:table-cell table:formula="of:=[.B106]*100" office:value-type="float" office:value="1.0989010989011" calcext:value-type="float">
            <text:p>1.0989010989</text:p>
          </table:table-cell>
          <table:table-cell office:value-type="float" office:value="550" calcext:value-type="float">
            <text:p>550</text:p>
          </table:table-cell>
          <table:table-cell office:value-type="float" office:value="532.494" calcext:value-type="float">
            <text:p>532.4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08695652173913" calcext:value-type="float">
            <text:p>0.0108695652</text:p>
          </table:table-cell>
          <table:table-cell table:formula="of:=[.B107]*100" office:value-type="float" office:value="1.08695652173913" calcext:value-type="float">
            <text:p>1.0869565217</text:p>
          </table:table-cell>
          <table:table-cell office:value-type="float" office:value="550" calcext:value-type="float">
            <text:p>550</text:p>
          </table:table-cell>
          <table:table-cell office:value-type="float" office:value="508.418" calcext:value-type="float">
            <text:p>508.4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0752688172043" calcext:value-type="float">
            <text:p>0.0107526882</text:p>
          </table:table-cell>
          <table:table-cell table:formula="of:=[.B108]*100" office:value-type="float" office:value="1.0752688172043" calcext:value-type="float">
            <text:p>1.0752688172</text:p>
          </table:table-cell>
          <table:table-cell office:value-type="float" office:value="550" calcext:value-type="float">
            <text:p>550</text:p>
          </table:table-cell>
          <table:table-cell office:value-type="float" office:value="528.858" calcext:value-type="float">
            <text:p>528.8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06382978723404" calcext:value-type="float">
            <text:p>0.0106382979</text:p>
          </table:table-cell>
          <table:table-cell table:formula="of:=[.B109]*100" office:value-type="float" office:value="1.06382978723404" calcext:value-type="float">
            <text:p>1.0638297872</text:p>
          </table:table-cell>
          <table:table-cell office:value-type="float" office:value="550" calcext:value-type="float">
            <text:p>550</text:p>
          </table:table-cell>
          <table:table-cell office:value-type="float" office:value="522.824" calcext:value-type="float">
            <text:p>522.8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05263157894737" calcext:value-type="float">
            <text:p>0.0105263158</text:p>
          </table:table-cell>
          <table:table-cell table:formula="of:=[.B110]*100" office:value-type="float" office:value="1.05263157894737" calcext:value-type="float">
            <text:p>1.0526315789</text:p>
          </table:table-cell>
          <table:table-cell office:value-type="float" office:value="550" calcext:value-type="float">
            <text:p>550</text:p>
          </table:table-cell>
          <table:table-cell office:value-type="float" office:value="527.362" calcext:value-type="float">
            <text:p>527.3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04166666666667" calcext:value-type="float">
            <text:p>0.0104166667</text:p>
          </table:table-cell>
          <table:table-cell table:formula="of:=[.B111]*100" office:value-type="float" office:value="1.04166666666667" calcext:value-type="float">
            <text:p>1.0416666667</text:p>
          </table:table-cell>
          <table:table-cell office:value-type="float" office:value="550" calcext:value-type="float">
            <text:p>550</text:p>
          </table:table-cell>
          <table:table-cell office:value-type="float" office:value="530.38" calcext:value-type="float">
            <text:p>530.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03092783505155" calcext:value-type="float">
            <text:p>0.0103092784</text:p>
          </table:table-cell>
          <table:table-cell table:formula="of:=[.B112]*100" office:value-type="float" office:value="1.03092783505155" calcext:value-type="float">
            <text:p>1.0309278351</text:p>
          </table:table-cell>
          <table:table-cell office:value-type="float" office:value="550" calcext:value-type="float">
            <text:p>550</text:p>
          </table:table-cell>
          <table:table-cell office:value-type="float" office:value="529.17" calcext:value-type="float">
            <text:p>529.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02040816326531" calcext:value-type="float">
            <text:p>0.0102040816</text:p>
          </table:table-cell>
          <table:table-cell table:formula="of:=[.B113]*100" office:value-type="float" office:value="1.02040816326531" calcext:value-type="float">
            <text:p>1.0204081633</text:p>
          </table:table-cell>
          <table:table-cell office:value-type="float" office:value="550" calcext:value-type="float">
            <text:p>550</text:p>
          </table:table-cell>
          <table:table-cell office:value-type="float" office:value="518.35" calcext:value-type="float">
            <text:p>518.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01010101010101" calcext:value-type="float">
            <text:p>0.0101010101</text:p>
          </table:table-cell>
          <table:table-cell table:formula="of:=[.B114]*100" office:value-type="float" office:value="1.01010101010101" calcext:value-type="float">
            <text:p>1.0101010101</text:p>
          </table:table-cell>
          <table:table-cell office:value-type="float" office:value="550" calcext:value-type="float">
            <text:p>550</text:p>
          </table:table-cell>
          <table:table-cell office:value-type="float" office:value="522.062" calcext:value-type="float">
            <text:p>522.062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2" table:style-name="ta1">
        <table:shapes>
          <draw:frame draw:z-index="0" draw:style-name="gr1" draw:text-style-name="P1" svg:width="33.392cm" svg:height="17.237cm" svg:x="0cm" svg:y="1.807cm">
            <draw:object draw:notify-on-update-of-ranges="Sheet1.C1:Sheet1.C1 Sheet1.C2:Sheet1.C133 Sheet1.D1:Sheet1.D1 Sheet1.D2:Sheet1.D133 Sheet1.E1:Sheet1.E1 Sheet1.E2:Sheet1.E133 Sheet1.F1:Sheet1.F1 Sheet1.F2:Sheet1.F1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 office:value-type="string" calcext:value-type="string">
            <text:p>mutation: (1/amtBes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7T11:33:41.703000000</dc:date>
    <meta:document-statistic meta:table-count="2" meta:cell-count="685" meta:object-count="2"/>
    <meta:generator>LibreOffice/4.2.6.3$Windows_x86 LibreOffice_project/3fd416d4c6db7d3204c17ce57a1d70f6e531ee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legend chart:legend-position="end" svg:x="11.555cm" svg:y="3.457cm" style:legend-expansion="high" chart:style-name="ch2"/>
        <chart:plot-area chart:style-name="ch3" table:cell-range-address="Sheet1.C1:Sheet1.F133" chart:data-source-has-labels="row" svg:x="0.769cm" svg:y="0.855cm" svg:width="10.148cm" svg:height="7.551cm">
          <chartooo:coordinate-region svg:x="1.681cm" svg:y="1.055cm" svg:width="9.236cm" svg:height="7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3" chart:label-cell-address="Sheet1.C1:Sheet1.C1" chart:class="chart:line">
            <chart:data-point chart:repeated="132"/>
          </chart:series>
          <chart:series chart:style-name="ch7" chart:values-cell-range-address="Sheet1.D2:Sheet1.D133" chart:label-cell-address="Sheet1.D1:Sheet1.D1" chart:class="chart:line">
            <chart:data-point chart:repeated="132"/>
          </chart:series>
          <chart:series chart:style-name="ch8" chart:values-cell-range-address="Sheet1.E2:Sheet1.E133" chart:label-cell-address="Sheet1.E1:Sheet1.E1" chart:class="chart:line">
            <chart:data-point chart:repeated="132"/>
          </chart:series>
          <chart:series chart:style-name="ch9" chart:values-cell-range-address="Sheet1.F2:Sheet1.F133" chart:label-cell-address="Sheet1.F1:Sheet1.F1" chart:class="chart:line">
            <chart:data-point chart:repeated="1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Rate x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133</svg:desc>
                </draw:g>
              </table:table-cell>
              <table:table-cell office:value-type="float" office:value="500">
                <text:p>500</text:p>
                <draw:g>
                  <svg:desc>Sheet1.D2:Sheet1.D133</svg:desc>
                </draw:g>
              </table:table-cell>
              <table:table-cell office:value-type="float" office:value="20.99">
                <text:p>20.99</text:p>
                <draw:g>
                  <svg:desc>Sheet1.E2:Sheet1.E133</svg:desc>
                </draw:g>
              </table:table-cell>
              <table:table-cell office:value-type="float" office:value="1">
                <text:p>1</text:p>
                <draw:g>
                  <svg:desc>Sheet1.F2:Sheet1.F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4.106">
                <text:p>14.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9.242">
                <text:p>9.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0">
                <text:p>500</text:p>
              </table:table-cell>
              <table:table-cell office:value-type="float" office:value="-110.674">
                <text:p>-110.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12">
                <text:p>512</text:p>
              </table:table-cell>
              <table:table-cell office:value-type="float" office:value="26.79">
                <text:p>26.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12">
                <text:p>512</text:p>
              </table:table-cell>
              <table:table-cell office:value-type="float" office:value="32.514">
                <text:p>32.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12">
                <text:p>512</text:p>
              </table:table-cell>
              <table:table-cell office:value-type="float" office:value="8.936">
                <text:p>8.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16">
                <text:p>516</text:p>
              </table:table-cell>
              <table:table-cell office:value-type="float" office:value="12.036">
                <text:p>12.0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16">
                <text:p>516</text:p>
              </table:table-cell>
              <table:table-cell office:value-type="float" office:value="18.282">
                <text:p>18.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12.392">
                <text:p>12.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16">
                <text:p>516</text:p>
              </table:table-cell>
              <table:table-cell office:value-type="float" office:value="-2.904">
                <text:p>-2.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16">
                <text:p>516</text:p>
              </table:table-cell>
              <table:table-cell office:value-type="float" office:value="18.74">
                <text:p>18.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16">
                <text:p>516</text:p>
              </table:table-cell>
              <table:table-cell office:value-type="float" office:value="-303.766">
                <text:p>-303.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50">
                <text:p>550</text:p>
              </table:table-cell>
              <table:table-cell office:value-type="float" office:value="27.698">
                <text:p>27.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550">
                <text:p>550</text:p>
              </table:table-cell>
              <table:table-cell office:value-type="float" office:value="36.572">
                <text:p>36.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1.202">
                <text:p>1.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0">
                <text:p>550</text:p>
              </table:table-cell>
              <table:table-cell office:value-type="float" office:value="0.856">
                <text:p>0.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-7.718">
                <text:p>-7.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27.658">
                <text:p>27.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50">
                <text:p>550</text:p>
              </table:table-cell>
              <table:table-cell office:value-type="float" office:value="42.186">
                <text:p>42.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550">
                <text:p>550</text:p>
              </table:table-cell>
              <table:table-cell office:value-type="float" office:value="32.242">
                <text:p>32.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550">
                <text:p>550</text:p>
              </table:table-cell>
              <table:table-cell office:value-type="float" office:value="50.622">
                <text:p>50.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50">
                <text:p>550</text:p>
              </table:table-cell>
              <table:table-cell office:value-type="float" office:value="59.662">
                <text:p>59.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86.566">
                <text:p>86.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550">
                <text:p>550</text:p>
              </table:table-cell>
              <table:table-cell office:value-type="float" office:value="106.64">
                <text:p>106.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114.162">
                <text:p>114.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550">
                <text:p>550</text:p>
              </table:table-cell>
              <table:table-cell office:value-type="float" office:value="148.076">
                <text:p>148.0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50">
                <text:p>550</text:p>
              </table:table-cell>
              <table:table-cell office:value-type="float" office:value="163.86">
                <text:p>163.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50">
                <text:p>550</text:p>
              </table:table-cell>
              <table:table-cell office:value-type="float" office:value="230.3">
                <text:p>230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550">
                <text:p>550</text:p>
              </table:table-cell>
              <table:table-cell office:value-type="float" office:value="205.674">
                <text:p>205.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550">
                <text:p>550</text:p>
              </table:table-cell>
              <table:table-cell office:value-type="float" office:value="308.508">
                <text:p>308.5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550">
                <text:p>550</text:p>
              </table:table-cell>
              <table:table-cell office:value-type="float" office:value="191.844">
                <text:p>191.8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550">
                <text:p>550</text:p>
              </table:table-cell>
              <table:table-cell office:value-type="float" office:value="380.608">
                <text:p>380.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392.658">
                <text:p>392.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550">
                <text:p>550</text:p>
              </table:table-cell>
              <table:table-cell office:value-type="float" office:value="392.356">
                <text:p>392.3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550">
                <text:p>550</text:p>
              </table:table-cell>
              <table:table-cell office:value-type="float" office:value="397.878">
                <text:p>397.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550">
                <text:p>550</text:p>
              </table:table-cell>
              <table:table-cell office:value-type="float" office:value="404.982">
                <text:p>404.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50">
                <text:p>550</text:p>
              </table:table-cell>
              <table:table-cell office:value-type="float" office:value="416.682">
                <text:p>416.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  <table:table-cell office:value-type="float" office:value="428.182">
                <text:p>428.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50">
                <text:p>550</text:p>
              </table:table-cell>
              <table:table-cell office:value-type="float" office:value="424.626">
                <text:p>424.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550">
                <text:p>550</text:p>
              </table:table-cell>
              <table:table-cell office:value-type="float" office:value="446.184">
                <text:p>446.1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550">
                <text:p>550</text:p>
              </table:table-cell>
              <table:table-cell office:value-type="float" office:value="404.188">
                <text:p>404.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550">
                <text:p>550</text:p>
              </table:table-cell>
              <table:table-cell office:value-type="float" office:value="424.466">
                <text:p>424.4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450.002">
                <text:p>450.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550">
                <text:p>550</text:p>
              </table:table-cell>
              <table:table-cell office:value-type="float" office:value="464.74">
                <text:p>464.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25">
                <text:p>3.125</text:p>
              </table:table-cell>
              <table:table-cell office:value-type="float" office:value="550">
                <text:p>550</text:p>
              </table:table-cell>
              <table:table-cell office:value-type="float" office:value="456.122">
                <text:p>456.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550">
                <text:p>550</text:p>
              </table:table-cell>
              <table:table-cell office:value-type="float" office:value="474.174">
                <text:p>474.1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550">
                <text:p>550</text:p>
              </table:table-cell>
              <table:table-cell office:value-type="float" office:value="476.466">
                <text:p>476.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550">
                <text:p>550</text:p>
              </table:table-cell>
              <table:table-cell office:value-type="float" office:value="477.764">
                <text:p>477.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550">
                <text:p>550</text:p>
              </table:table-cell>
              <table:table-cell office:value-type="float" office:value="490.368">
                <text:p>490.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550">
                <text:p>550</text:p>
              </table:table-cell>
              <table:table-cell office:value-type="float" office:value="346.25">
                <text:p>346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550">
                <text:p>550</text:p>
              </table:table-cell>
              <table:table-cell office:value-type="float" office:value="451.466">
                <text:p>451.4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550">
                <text:p>550</text:p>
              </table:table-cell>
              <table:table-cell office:value-type="float" office:value="435.412">
                <text:p>435.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550">
                <text:p>550</text:p>
              </table:table-cell>
              <table:table-cell office:value-type="float" office:value="474.302">
                <text:p>474.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550">
                <text:p>550</text:p>
              </table:table-cell>
              <table:table-cell office:value-type="float" office:value="485.296">
                <text:p>485.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550">
                <text:p>550</text:p>
              </table:table-cell>
              <table:table-cell office:value-type="float" office:value="463.938">
                <text:p>463.9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550">
                <text:p>550</text:p>
              </table:table-cell>
              <table:table-cell office:value-type="float" office:value="499.464">
                <text:p>499.4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550">
                <text:p>550</text:p>
              </table:table-cell>
              <table:table-cell office:value-type="float" office:value="472.518">
                <text:p>472.5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50">
                <text:p>550</text:p>
              </table:table-cell>
              <table:table-cell office:value-type="float" office:value="475.078">
                <text:p>475.0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550">
                <text:p>550</text:p>
              </table:table-cell>
              <table:table-cell office:value-type="float" office:value="489.514">
                <text:p>489.5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765957446808">
                <text:p>2.12765957446808</text:p>
              </table:table-cell>
              <table:table-cell office:value-type="float" office:value="550">
                <text:p>550</text:p>
              </table:table-cell>
              <table:table-cell office:value-type="float" office:value="485.908">
                <text:p>485.9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550">
                <text:p>550</text:p>
              </table:table-cell>
              <table:table-cell office:value-type="float" office:value="482.228">
                <text:p>482.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550">
                <text:p>550</text:p>
              </table:table-cell>
              <table:table-cell office:value-type="float" office:value="496.068">
                <text:p>496.0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550">
                <text:p>550</text:p>
              </table:table-cell>
              <table:table-cell office:value-type="float" office:value="509.822">
                <text:p>509.8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550">
                <text:p>550</text:p>
              </table:table-cell>
              <table:table-cell office:value-type="float" office:value="503.79">
                <text:p>503.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550">
                <text:p>550</text:p>
              </table:table-cell>
              <table:table-cell office:value-type="float" office:value="496.558">
                <text:p>496.5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550">
                <text:p>550</text:p>
              </table:table-cell>
              <table:table-cell office:value-type="float" office:value="501.854">
                <text:p>501.8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185185185185">
                <text:p>1.85185185185185</text:p>
              </table:table-cell>
              <table:table-cell office:value-type="float" office:value="550">
                <text:p>550</text:p>
              </table:table-cell>
              <table:table-cell office:value-type="float" office:value="485.846">
                <text:p>485.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550">
                <text:p>550</text:p>
              </table:table-cell>
              <table:table-cell office:value-type="float" office:value="511.54">
                <text:p>511.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550">
                <text:p>550</text:p>
              </table:table-cell>
              <table:table-cell office:value-type="float" office:value="504.882">
                <text:p>504.8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550">
                <text:p>550</text:p>
              </table:table-cell>
              <table:table-cell office:value-type="float" office:value="510.842">
                <text:p>510.8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550">
                <text:p>550</text:p>
              </table:table-cell>
              <table:table-cell office:value-type="float" office:value="508.362">
                <text:p>508.3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550">
                <text:p>550</text:p>
              </table:table-cell>
              <table:table-cell office:value-type="float" office:value="498.712">
                <text:p>498.7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50">
                <text:p>550</text:p>
              </table:table-cell>
              <table:table-cell office:value-type="float" office:value="513.206">
                <text:p>513.2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934426229508">
                <text:p>1.63934426229508</text:p>
              </table:table-cell>
              <table:table-cell office:value-type="float" office:value="550">
                <text:p>550</text:p>
              </table:table-cell>
              <table:table-cell office:value-type="float" office:value="509.35">
                <text:p>509.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550">
                <text:p>550</text:p>
              </table:table-cell>
              <table:table-cell office:value-type="float" office:value="511.156">
                <text:p>511.1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8730158730159">
                <text:p>1.58730158730159</text:p>
              </table:table-cell>
              <table:table-cell office:value-type="float" office:value="550">
                <text:p>550</text:p>
              </table:table-cell>
              <table:table-cell office:value-type="float" office:value="496.98">
                <text:p>496.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25">
                <text:p>1.5625</text:p>
              </table:table-cell>
              <table:table-cell office:value-type="float" office:value="550">
                <text:p>550</text:p>
              </table:table-cell>
              <table:table-cell office:value-type="float" office:value="512.704">
                <text:p>512.7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550">
                <text:p>550</text:p>
              </table:table-cell>
              <table:table-cell office:value-type="float" office:value="475.202">
                <text:p>475.2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550">
                <text:p>550</text:p>
              </table:table-cell>
              <table:table-cell office:value-type="float" office:value="507.376">
                <text:p>507.3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9253731343284">
                <text:p>1.49253731343284</text:p>
              </table:table-cell>
              <table:table-cell office:value-type="float" office:value="550">
                <text:p>550</text:p>
              </table:table-cell>
              <table:table-cell office:value-type="float" office:value="510.738">
                <text:p>510.7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550">
                <text:p>550</text:p>
              </table:table-cell>
              <table:table-cell office:value-type="float" office:value="513.568">
                <text:p>513.5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550">
                <text:p>550</text:p>
              </table:table-cell>
              <table:table-cell office:value-type="float" office:value="509.772">
                <text:p>509.7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550">
                <text:p>550</text:p>
              </table:table-cell>
              <table:table-cell office:value-type="float" office:value="410.582">
                <text:p>410.5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0845070422535">
                <text:p>1.40845070422535</text:p>
              </table:table-cell>
              <table:table-cell office:value-type="float" office:value="550">
                <text:p>550</text:p>
              </table:table-cell>
              <table:table-cell office:value-type="float" office:value="514.096">
                <text:p>514.0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550">
                <text:p>550</text:p>
              </table:table-cell>
              <table:table-cell office:value-type="float" office:value="523.644">
                <text:p>523.6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550">
                <text:p>550</text:p>
              </table:table-cell>
              <table:table-cell office:value-type="float" office:value="518.896">
                <text:p>518.8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35135135135">
                <text:p>1.35135135135135</text:p>
              </table:table-cell>
              <table:table-cell office:value-type="float" office:value="550">
                <text:p>550</text:p>
              </table:table-cell>
              <table:table-cell office:value-type="float" office:value="351.738">
                <text:p>351.7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509.404">
                <text:p>509.4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550">
                <text:p>550</text:p>
              </table:table-cell>
              <table:table-cell office:value-type="float" office:value="512.558">
                <text:p>512.5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550">
                <text:p>550</text:p>
              </table:table-cell>
              <table:table-cell office:value-type="float" office:value="510.372">
                <text:p>510.3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8205128205128">
                <text:p>1.28205128205128</text:p>
              </table:table-cell>
              <table:table-cell office:value-type="float" office:value="550">
                <text:p>550</text:p>
              </table:table-cell>
              <table:table-cell office:value-type="float" office:value="509.464">
                <text:p>509.4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550">
                <text:p>550</text:p>
              </table:table-cell>
              <table:table-cell office:value-type="float" office:value="517.606">
                <text:p>517.6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">
                <text:p>1.25</text:p>
              </table:table-cell>
              <table:table-cell office:value-type="float" office:value="550">
                <text:p>550</text:p>
              </table:table-cell>
              <table:table-cell office:value-type="float" office:value="504.748">
                <text:p>504.7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3456790123457">
                <text:p>1.23456790123457</text:p>
              </table:table-cell>
              <table:table-cell office:value-type="float" office:value="550">
                <text:p>550</text:p>
              </table:table-cell>
              <table:table-cell office:value-type="float" office:value="518.916">
                <text:p>518.9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951219512195">
                <text:p>1.21951219512195</text:p>
              </table:table-cell>
              <table:table-cell office:value-type="float" office:value="550">
                <text:p>550</text:p>
              </table:table-cell>
              <table:table-cell office:value-type="float" office:value="518.772">
                <text:p>518.7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550">
                <text:p>550</text:p>
              </table:table-cell>
              <table:table-cell office:value-type="float" office:value="521.454">
                <text:p>521.4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550">
                <text:p>550</text:p>
              </table:table-cell>
              <table:table-cell office:value-type="float" office:value="520.662">
                <text:p>520.6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550">
                <text:p>550</text:p>
              </table:table-cell>
              <table:table-cell office:value-type="float" office:value="522.69">
                <text:p>522.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550">
                <text:p>550</text:p>
              </table:table-cell>
              <table:table-cell office:value-type="float" office:value="493.776">
                <text:p>493.7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550">
                <text:p>550</text:p>
              </table:table-cell>
              <table:table-cell office:value-type="float" office:value="521.21">
                <text:p>521.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3636363636364">
                <text:p>1.13636363636364</text:p>
              </table:table-cell>
              <table:table-cell office:value-type="float" office:value="550">
                <text:p>550</text:p>
              </table:table-cell>
              <table:table-cell office:value-type="float" office:value="522.68">
                <text:p>522.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550">
                <text:p>550</text:p>
              </table:table-cell>
              <table:table-cell office:value-type="float" office:value="526.246">
                <text:p>526.2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550">
                <text:p>550</text:p>
              </table:table-cell>
              <table:table-cell office:value-type="float" office:value="519.642">
                <text:p>519.6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89010989011">
                <text:p>1.0989010989011</text:p>
              </table:table-cell>
              <table:table-cell office:value-type="float" office:value="550">
                <text:p>550</text:p>
              </table:table-cell>
              <table:table-cell office:value-type="float" office:value="532.494">
                <text:p>532.4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550">
                <text:p>550</text:p>
              </table:table-cell>
              <table:table-cell office:value-type="float" office:value="508.418">
                <text:p>508.4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550">
                <text:p>550</text:p>
              </table:table-cell>
              <table:table-cell office:value-type="float" office:value="528.858">
                <text:p>528.8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550">
                <text:p>550</text:p>
              </table:table-cell>
              <table:table-cell office:value-type="float" office:value="522.824">
                <text:p>522.8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550">
                <text:p>550</text:p>
              </table:table-cell>
              <table:table-cell office:value-type="float" office:value="527.362">
                <text:p>527.3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550">
                <text:p>550</text:p>
              </table:table-cell>
              <table:table-cell office:value-type="float" office:value="530.38">
                <text:p>530.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3092783505155">
                <text:p>1.03092783505155</text:p>
              </table:table-cell>
              <table:table-cell office:value-type="float" office:value="550">
                <text:p>550</text:p>
              </table:table-cell>
              <table:table-cell office:value-type="float" office:value="529.17">
                <text:p>529.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2040816326531">
                <text:p>1.02040816326531</text:p>
              </table:table-cell>
              <table:table-cell office:value-type="float" office:value="550">
                <text:p>550</text:p>
              </table:table-cell>
              <table:table-cell office:value-type="float" office:value="518.35">
                <text:p>518.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010101010101">
                <text:p>1.01010101010101</text:p>
              </table:table-cell>
              <table:table-cell office:value-type="float" office:value="550">
                <text:p>550</text:p>
              </table:table-cell>
              <table:table-cell office:value-type="float" office:value="522.062">
                <text:p>522.0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93cm" svg:height="17.238cm" xlink:href=".." xlink:type="simple" chart:class="chart:line" chart:style-name="ch1">
        <chart:legend chart:legend-position="end" svg:x="28.953cm" svg:y="7.573cm" style:legend-expansion="high" chart:style-name="ch2"/>
        <chart:plot-area chart:style-name="ch3" table:cell-range-address="Sheet1.C1:Sheet1.F133" chart:data-source-has-labels="row" svg:x="1.117cm" svg:y="1.511cm" svg:width="26.502cm" svg:height="14.963cm">
          <chartooo:coordinate-region svg:x="2.029cm" svg:y="1.71cm" svg:width="25.59cm" svg:height="14.5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3" chart:label-cell-address="Sheet1.C1:Sheet1.C1" chart:class="chart:line">
            <chart:data-point chart:repeated="132"/>
          </chart:series>
          <chart:series chart:style-name="ch7" chart:values-cell-range-address="Sheet1.D2:Sheet1.D133" chart:label-cell-address="Sheet1.D1:Sheet1.D1" chart:class="chart:line">
            <chart:data-point chart:repeated="132"/>
          </chart:series>
          <chart:series chart:style-name="ch8" chart:values-cell-range-address="Sheet1.E2:Sheet1.E133" chart:label-cell-address="Sheet1.E1:Sheet1.E1" chart:class="chart:line">
            <chart:data-point chart:repeated="132"/>
          </chart:series>
          <chart:series chart:style-name="ch9" chart:values-cell-range-address="Sheet1.F2:Sheet1.F133" chart:label-cell-address="Sheet1.F1:Sheet1.F1" chart:class="chart:line">
            <chart:data-point chart:repeated="1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Rate x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133</svg:desc>
                </draw:g>
              </table:table-cell>
              <table:table-cell office:value-type="float" office:value="500">
                <text:p>500</text:p>
                <draw:g>
                  <svg:desc>Sheet1.D2:Sheet1.D133</svg:desc>
                </draw:g>
              </table:table-cell>
              <table:table-cell office:value-type="float" office:value="20.99">
                <text:p>20.99</text:p>
                <draw:g>
                  <svg:desc>Sheet1.E2:Sheet1.E133</svg:desc>
                </draw:g>
              </table:table-cell>
              <table:table-cell office:value-type="float" office:value="1">
                <text:p>1</text:p>
                <draw:g>
                  <svg:desc>Sheet1.F2:Sheet1.F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4.106">
                <text:p>14.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9.242">
                <text:p>9.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0">
                <text:p>500</text:p>
              </table:table-cell>
              <table:table-cell office:value-type="float" office:value="-110.674">
                <text:p>-110.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12">
                <text:p>512</text:p>
              </table:table-cell>
              <table:table-cell office:value-type="float" office:value="26.79">
                <text:p>26.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12">
                <text:p>512</text:p>
              </table:table-cell>
              <table:table-cell office:value-type="float" office:value="32.514">
                <text:p>32.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12">
                <text:p>512</text:p>
              </table:table-cell>
              <table:table-cell office:value-type="float" office:value="8.936">
                <text:p>8.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16">
                <text:p>516</text:p>
              </table:table-cell>
              <table:table-cell office:value-type="float" office:value="12.036">
                <text:p>12.0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16">
                <text:p>516</text:p>
              </table:table-cell>
              <table:table-cell office:value-type="float" office:value="18.282">
                <text:p>18.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12.392">
                <text:p>12.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16">
                <text:p>516</text:p>
              </table:table-cell>
              <table:table-cell office:value-type="float" office:value="-2.904">
                <text:p>-2.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16">
                <text:p>516</text:p>
              </table:table-cell>
              <table:table-cell office:value-type="float" office:value="18.74">
                <text:p>18.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16">
                <text:p>516</text:p>
              </table:table-cell>
              <table:table-cell office:value-type="float" office:value="-303.766">
                <text:p>-303.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50">
                <text:p>550</text:p>
              </table:table-cell>
              <table:table-cell office:value-type="float" office:value="27.698">
                <text:p>27.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550">
                <text:p>550</text:p>
              </table:table-cell>
              <table:table-cell office:value-type="float" office:value="36.572">
                <text:p>36.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1.202">
                <text:p>1.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0">
                <text:p>550</text:p>
              </table:table-cell>
              <table:table-cell office:value-type="float" office:value="0.856">
                <text:p>0.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  <table:table-cell office:value-type="float" office:value="-7.718">
                <text:p>-7.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27.658">
                <text:p>27.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50">
                <text:p>550</text:p>
              </table:table-cell>
              <table:table-cell office:value-type="float" office:value="42.186">
                <text:p>42.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550">
                <text:p>550</text:p>
              </table:table-cell>
              <table:table-cell office:value-type="float" office:value="32.242">
                <text:p>32.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550">
                <text:p>550</text:p>
              </table:table-cell>
              <table:table-cell office:value-type="float" office:value="50.622">
                <text:p>50.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50">
                <text:p>550</text:p>
              </table:table-cell>
              <table:table-cell office:value-type="float" office:value="59.662">
                <text:p>59.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86.566">
                <text:p>86.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550">
                <text:p>550</text:p>
              </table:table-cell>
              <table:table-cell office:value-type="float" office:value="106.64">
                <text:p>106.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114.162">
                <text:p>114.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550">
                <text:p>550</text:p>
              </table:table-cell>
              <table:table-cell office:value-type="float" office:value="148.076">
                <text:p>148.0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50">
                <text:p>550</text:p>
              </table:table-cell>
              <table:table-cell office:value-type="float" office:value="163.86">
                <text:p>163.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50">
                <text:p>550</text:p>
              </table:table-cell>
              <table:table-cell office:value-type="float" office:value="230.3">
                <text:p>230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550">
                <text:p>550</text:p>
              </table:table-cell>
              <table:table-cell office:value-type="float" office:value="205.674">
                <text:p>205.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550">
                <text:p>550</text:p>
              </table:table-cell>
              <table:table-cell office:value-type="float" office:value="308.508">
                <text:p>308.5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550">
                <text:p>550</text:p>
              </table:table-cell>
              <table:table-cell office:value-type="float" office:value="191.844">
                <text:p>191.8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550">
                <text:p>550</text:p>
              </table:table-cell>
              <table:table-cell office:value-type="float" office:value="380.608">
                <text:p>380.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392.658">
                <text:p>392.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550">
                <text:p>550</text:p>
              </table:table-cell>
              <table:table-cell office:value-type="float" office:value="392.356">
                <text:p>392.3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550">
                <text:p>550</text:p>
              </table:table-cell>
              <table:table-cell office:value-type="float" office:value="397.878">
                <text:p>397.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550">
                <text:p>550</text:p>
              </table:table-cell>
              <table:table-cell office:value-type="float" office:value="404.982">
                <text:p>404.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50">
                <text:p>550</text:p>
              </table:table-cell>
              <table:table-cell office:value-type="float" office:value="416.682">
                <text:p>416.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  <table:table-cell office:value-type="float" office:value="428.182">
                <text:p>428.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50">
                <text:p>550</text:p>
              </table:table-cell>
              <table:table-cell office:value-type="float" office:value="424.626">
                <text:p>424.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550">
                <text:p>550</text:p>
              </table:table-cell>
              <table:table-cell office:value-type="float" office:value="446.184">
                <text:p>446.1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550">
                <text:p>550</text:p>
              </table:table-cell>
              <table:table-cell office:value-type="float" office:value="404.188">
                <text:p>404.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550">
                <text:p>550</text:p>
              </table:table-cell>
              <table:table-cell office:value-type="float" office:value="424.466">
                <text:p>424.4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450.002">
                <text:p>450.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550">
                <text:p>550</text:p>
              </table:table-cell>
              <table:table-cell office:value-type="float" office:value="464.74">
                <text:p>464.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25">
                <text:p>3.125</text:p>
              </table:table-cell>
              <table:table-cell office:value-type="float" office:value="550">
                <text:p>550</text:p>
              </table:table-cell>
              <table:table-cell office:value-type="float" office:value="456.122">
                <text:p>456.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550">
                <text:p>550</text:p>
              </table:table-cell>
              <table:table-cell office:value-type="float" office:value="474.174">
                <text:p>474.1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550">
                <text:p>550</text:p>
              </table:table-cell>
              <table:table-cell office:value-type="float" office:value="476.466">
                <text:p>476.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550">
                <text:p>550</text:p>
              </table:table-cell>
              <table:table-cell office:value-type="float" office:value="477.764">
                <text:p>477.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550">
                <text:p>550</text:p>
              </table:table-cell>
              <table:table-cell office:value-type="float" office:value="490.368">
                <text:p>490.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550">
                <text:p>550</text:p>
              </table:table-cell>
              <table:table-cell office:value-type="float" office:value="346.25">
                <text:p>346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550">
                <text:p>550</text:p>
              </table:table-cell>
              <table:table-cell office:value-type="float" office:value="451.466">
                <text:p>451.4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550">
                <text:p>550</text:p>
              </table:table-cell>
              <table:table-cell office:value-type="float" office:value="435.412">
                <text:p>435.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550">
                <text:p>550</text:p>
              </table:table-cell>
              <table:table-cell office:value-type="float" office:value="474.302">
                <text:p>474.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550">
                <text:p>550</text:p>
              </table:table-cell>
              <table:table-cell office:value-type="float" office:value="485.296">
                <text:p>485.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550">
                <text:p>550</text:p>
              </table:table-cell>
              <table:table-cell office:value-type="float" office:value="463.938">
                <text:p>463.9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550">
                <text:p>550</text:p>
              </table:table-cell>
              <table:table-cell office:value-type="float" office:value="499.464">
                <text:p>499.4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550">
                <text:p>550</text:p>
              </table:table-cell>
              <table:table-cell office:value-type="float" office:value="472.518">
                <text:p>472.5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50">
                <text:p>550</text:p>
              </table:table-cell>
              <table:table-cell office:value-type="float" office:value="475.078">
                <text:p>475.0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550">
                <text:p>550</text:p>
              </table:table-cell>
              <table:table-cell office:value-type="float" office:value="489.514">
                <text:p>489.5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765957446808">
                <text:p>2.12765957446808</text:p>
              </table:table-cell>
              <table:table-cell office:value-type="float" office:value="550">
                <text:p>550</text:p>
              </table:table-cell>
              <table:table-cell office:value-type="float" office:value="485.908">
                <text:p>485.9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550">
                <text:p>550</text:p>
              </table:table-cell>
              <table:table-cell office:value-type="float" office:value="482.228">
                <text:p>482.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550">
                <text:p>550</text:p>
              </table:table-cell>
              <table:table-cell office:value-type="float" office:value="496.068">
                <text:p>496.0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550">
                <text:p>550</text:p>
              </table:table-cell>
              <table:table-cell office:value-type="float" office:value="509.822">
                <text:p>509.8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550">
                <text:p>550</text:p>
              </table:table-cell>
              <table:table-cell office:value-type="float" office:value="503.79">
                <text:p>503.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550">
                <text:p>550</text:p>
              </table:table-cell>
              <table:table-cell office:value-type="float" office:value="496.558">
                <text:p>496.5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550">
                <text:p>550</text:p>
              </table:table-cell>
              <table:table-cell office:value-type="float" office:value="501.854">
                <text:p>501.8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185185185185">
                <text:p>1.85185185185185</text:p>
              </table:table-cell>
              <table:table-cell office:value-type="float" office:value="550">
                <text:p>550</text:p>
              </table:table-cell>
              <table:table-cell office:value-type="float" office:value="485.846">
                <text:p>485.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550">
                <text:p>550</text:p>
              </table:table-cell>
              <table:table-cell office:value-type="float" office:value="511.54">
                <text:p>511.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550">
                <text:p>550</text:p>
              </table:table-cell>
              <table:table-cell office:value-type="float" office:value="504.882">
                <text:p>504.8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550">
                <text:p>550</text:p>
              </table:table-cell>
              <table:table-cell office:value-type="float" office:value="510.842">
                <text:p>510.8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550">
                <text:p>550</text:p>
              </table:table-cell>
              <table:table-cell office:value-type="float" office:value="508.362">
                <text:p>508.3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550">
                <text:p>550</text:p>
              </table:table-cell>
              <table:table-cell office:value-type="float" office:value="498.712">
                <text:p>498.7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50">
                <text:p>550</text:p>
              </table:table-cell>
              <table:table-cell office:value-type="float" office:value="513.206">
                <text:p>513.2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934426229508">
                <text:p>1.63934426229508</text:p>
              </table:table-cell>
              <table:table-cell office:value-type="float" office:value="550">
                <text:p>550</text:p>
              </table:table-cell>
              <table:table-cell office:value-type="float" office:value="509.35">
                <text:p>509.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550">
                <text:p>550</text:p>
              </table:table-cell>
              <table:table-cell office:value-type="float" office:value="511.156">
                <text:p>511.1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8730158730159">
                <text:p>1.58730158730159</text:p>
              </table:table-cell>
              <table:table-cell office:value-type="float" office:value="550">
                <text:p>550</text:p>
              </table:table-cell>
              <table:table-cell office:value-type="float" office:value="496.98">
                <text:p>496.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25">
                <text:p>1.5625</text:p>
              </table:table-cell>
              <table:table-cell office:value-type="float" office:value="550">
                <text:p>550</text:p>
              </table:table-cell>
              <table:table-cell office:value-type="float" office:value="512.704">
                <text:p>512.7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550">
                <text:p>550</text:p>
              </table:table-cell>
              <table:table-cell office:value-type="float" office:value="475.202">
                <text:p>475.2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550">
                <text:p>550</text:p>
              </table:table-cell>
              <table:table-cell office:value-type="float" office:value="507.376">
                <text:p>507.3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9253731343284">
                <text:p>1.49253731343284</text:p>
              </table:table-cell>
              <table:table-cell office:value-type="float" office:value="550">
                <text:p>550</text:p>
              </table:table-cell>
              <table:table-cell office:value-type="float" office:value="510.738">
                <text:p>510.7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550">
                <text:p>550</text:p>
              </table:table-cell>
              <table:table-cell office:value-type="float" office:value="513.568">
                <text:p>513.5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550">
                <text:p>550</text:p>
              </table:table-cell>
              <table:table-cell office:value-type="float" office:value="509.772">
                <text:p>509.7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550">
                <text:p>550</text:p>
              </table:table-cell>
              <table:table-cell office:value-type="float" office:value="410.582">
                <text:p>410.5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0845070422535">
                <text:p>1.40845070422535</text:p>
              </table:table-cell>
              <table:table-cell office:value-type="float" office:value="550">
                <text:p>550</text:p>
              </table:table-cell>
              <table:table-cell office:value-type="float" office:value="514.096">
                <text:p>514.0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550">
                <text:p>550</text:p>
              </table:table-cell>
              <table:table-cell office:value-type="float" office:value="523.644">
                <text:p>523.6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550">
                <text:p>550</text:p>
              </table:table-cell>
              <table:table-cell office:value-type="float" office:value="518.896">
                <text:p>518.8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35135135135">
                <text:p>1.35135135135135</text:p>
              </table:table-cell>
              <table:table-cell office:value-type="float" office:value="550">
                <text:p>550</text:p>
              </table:table-cell>
              <table:table-cell office:value-type="float" office:value="351.738">
                <text:p>351.7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50">
                <text:p>550</text:p>
              </table:table-cell>
              <table:table-cell office:value-type="float" office:value="509.404">
                <text:p>509.4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550">
                <text:p>550</text:p>
              </table:table-cell>
              <table:table-cell office:value-type="float" office:value="512.558">
                <text:p>512.5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550">
                <text:p>550</text:p>
              </table:table-cell>
              <table:table-cell office:value-type="float" office:value="510.372">
                <text:p>510.3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8205128205128">
                <text:p>1.28205128205128</text:p>
              </table:table-cell>
              <table:table-cell office:value-type="float" office:value="550">
                <text:p>550</text:p>
              </table:table-cell>
              <table:table-cell office:value-type="float" office:value="509.464">
                <text:p>509.4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550">
                <text:p>550</text:p>
              </table:table-cell>
              <table:table-cell office:value-type="float" office:value="517.606">
                <text:p>517.6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">
                <text:p>1.25</text:p>
              </table:table-cell>
              <table:table-cell office:value-type="float" office:value="550">
                <text:p>550</text:p>
              </table:table-cell>
              <table:table-cell office:value-type="float" office:value="504.748">
                <text:p>504.7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3456790123457">
                <text:p>1.23456790123457</text:p>
              </table:table-cell>
              <table:table-cell office:value-type="float" office:value="550">
                <text:p>550</text:p>
              </table:table-cell>
              <table:table-cell office:value-type="float" office:value="518.916">
                <text:p>518.9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951219512195">
                <text:p>1.21951219512195</text:p>
              </table:table-cell>
              <table:table-cell office:value-type="float" office:value="550">
                <text:p>550</text:p>
              </table:table-cell>
              <table:table-cell office:value-type="float" office:value="518.772">
                <text:p>518.7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550">
                <text:p>550</text:p>
              </table:table-cell>
              <table:table-cell office:value-type="float" office:value="521.454">
                <text:p>521.4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550">
                <text:p>550</text:p>
              </table:table-cell>
              <table:table-cell office:value-type="float" office:value="520.662">
                <text:p>520.6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550">
                <text:p>550</text:p>
              </table:table-cell>
              <table:table-cell office:value-type="float" office:value="522.69">
                <text:p>522.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550">
                <text:p>550</text:p>
              </table:table-cell>
              <table:table-cell office:value-type="float" office:value="493.776">
                <text:p>493.7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550">
                <text:p>550</text:p>
              </table:table-cell>
              <table:table-cell office:value-type="float" office:value="521.21">
                <text:p>521.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3636363636364">
                <text:p>1.13636363636364</text:p>
              </table:table-cell>
              <table:table-cell office:value-type="float" office:value="550">
                <text:p>550</text:p>
              </table:table-cell>
              <table:table-cell office:value-type="float" office:value="522.68">
                <text:p>522.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550">
                <text:p>550</text:p>
              </table:table-cell>
              <table:table-cell office:value-type="float" office:value="526.246">
                <text:p>526.2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550">
                <text:p>550</text:p>
              </table:table-cell>
              <table:table-cell office:value-type="float" office:value="519.642">
                <text:p>519.6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89010989011">
                <text:p>1.0989010989011</text:p>
              </table:table-cell>
              <table:table-cell office:value-type="float" office:value="550">
                <text:p>550</text:p>
              </table:table-cell>
              <table:table-cell office:value-type="float" office:value="532.494">
                <text:p>532.4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550">
                <text:p>550</text:p>
              </table:table-cell>
              <table:table-cell office:value-type="float" office:value="508.418">
                <text:p>508.4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550">
                <text:p>550</text:p>
              </table:table-cell>
              <table:table-cell office:value-type="float" office:value="528.858">
                <text:p>528.8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550">
                <text:p>550</text:p>
              </table:table-cell>
              <table:table-cell office:value-type="float" office:value="522.824">
                <text:p>522.8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550">
                <text:p>550</text:p>
              </table:table-cell>
              <table:table-cell office:value-type="float" office:value="527.362">
                <text:p>527.3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550">
                <text:p>550</text:p>
              </table:table-cell>
              <table:table-cell office:value-type="float" office:value="530.38">
                <text:p>530.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3092783505155">
                <text:p>1.03092783505155</text:p>
              </table:table-cell>
              <table:table-cell office:value-type="float" office:value="550">
                <text:p>550</text:p>
              </table:table-cell>
              <table:table-cell office:value-type="float" office:value="529.17">
                <text:p>529.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2040816326531">
                <text:p>1.02040816326531</text:p>
              </table:table-cell>
              <table:table-cell office:value-type="float" office:value="550">
                <text:p>550</text:p>
              </table:table-cell>
              <table:table-cell office:value-type="float" office:value="518.35">
                <text:p>518.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010101010101">
                <text:p>1.01010101010101</text:p>
              </table:table-cell>
              <table:table-cell office:value-type="float" office:value="550">
                <text:p>550</text:p>
              </table:table-cell>
              <table:table-cell office:value-type="float" office:value="522.062">
                <text:p>522.0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